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BF000002828B2AE83CA55CF7FD.png" manifest:media-type="image/png"/>
  <manifest:file-entry manifest:full-path="Pictures/10002A4100002E2B0000424DF39EEC00170915E3.svg" manifest:media-type="image/svg+xml"/>
  <manifest:file-entry manifest:full-path="Pictures/1000020100000230000001D88916C2D82A4C76AB.png" manifest:media-type="image/png"/>
  <manifest:file-entry manifest:full-path="Pictures/10000201000000B2000000BC5813EA1093265C11.png" manifest:media-type="image/png"/>
  <manifest:file-entry manifest:full-path="Pictures/10002587000012630000136AA0C5265B0093FFB8.svg" manifest:media-type="image/svg+xml"/>
  <manifest:file-entry manifest:full-path="Pictures/10008C2D000039EC000030BD358F5482925ED077.svg" manifest:media-type="image/svg+xml"/>
  <manifest:file-entry manifest:full-path="Pictures/100002000000017B000000A924904FBF46AE7BF4.png" manifest:media-type="image/png"/>
  <manifest:file-entry manifest:full-path="Pictures/20000018000027110000115DED3F2A8CBDD89584.svm" manifest:media-type="image/x-svm"/>
  <manifest:file-entry manifest:full-path="Pictures/1000256300000B7900000B7940531CCCE854D4E1.svg" manifest:media-type="image/svg+xml"/>
  <manifest:file-entry manifest:full-path="Pictures/10000201000000E5000000F7FDCC45B5BF1859F6.png" manifest:media-type="image/png"/>
  <manifest:file-entry manifest:full-path="Pictures/100002010000006F0000006FBD4EAFADCD61383C.png" manifest:media-type="image/png"/>
  <manifest:file-entry manifest:full-path="Pictures/10000201000000BC000000BC825AE87587107E05.png" manifest:media-type="image/png"/>
  <manifest:file-entry manifest:full-path="Pictures/100024F2000017AA000019856FF8C2AC69AACB03.svg" manifest:media-type="image/svg+xml"/>
  <manifest:file-entry manifest:full-path="Pictures/100014AB0000136E0000136E9E5DE10061F73C5F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cc00" draw:textarea-horizontal-align="justify" draw:textarea-vertical-align="middle" draw:auto-grow-height="false" fo:min-height="0.752cm" fo:min-width="0.5cm"/>
    </style:style>
    <style:style style:name="gr3" style:family="graphic" style:parent-style-name="standard">
      <style:graphic-properties svg:stroke-color="#000000" draw:fill-color="#99ff33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000000" draw:fill-color="#00ffff" draw:textarea-horizontal-align="justify" draw:textarea-vertical-align="middle" draw:auto-grow-height="false" fo:min-height="0.75cm" fo:min-width="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.709cm"/>
      <style:paragraph-properties style:writing-mode="lr-tb"/>
    </style:style>
    <style:style style:name="gr6" style:family="graphic" style:parent-style-name="standard">
      <style:graphic-properties svg:stroke-color="#000000" draw:fill-color="#99ff33" draw:textarea-horizontal-align="justify" draw:textarea-vertical-align="middle" draw:auto-grow-height="false" fo:min-height="0.3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.713cm"/>
      <style:paragraph-properties style:writing-mode="lr-tb"/>
    </style:style>
    <style:style style:name="gr8" style:family="graphic" style:parent-style-name="standard">
      <style:graphic-properties svg:stroke-color="#000000" draw:fill-color="#99ff33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.58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72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99ff33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cm" svg:height="6.397cm" svg:x="3.75cm" svg:y="2.5cm">
          <draw:image xlink:href="Pictures/20000018000027110000115DED3F2A8CBDD89584.svm" xlink:type="simple" xlink:show="embed" xlink:actuate="onLoad" loext:mime-type="image/x-svm">
            <text:p/>
          </draw:image>
          <draw:image xlink:href="Pictures/100002000000017B000000A924904FBF46AE7BF4.png" xlink:type="simple" xlink:show="embed" xlink:actuate="onLoad" loext:mime-type="image/png"/>
        </draw:frame>
        <draw:custom-shape draw:style-name="gr2" draw:text-style-name="P2" draw:layer="buttons" svg:width="1cm" svg:height="1.002cm" svg:x="9.6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.002cm" svg:x="9.6cm" svg:y="5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.002cm" svg:x="9.6cm" svg:y="7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1.6cm" svg:y="3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1.6cm" svg:y="5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buttons" svg:width="5.5cm" svg:height="1cm" svg:x="11.6cm" svg:y="7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3.1cm" svg:y="3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4.6cm" svg:y="3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6.1cm" svg:y="3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3.1cm" svg:y="5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4.6cm" svg:y="5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uttons" svg:width="1cm" svg:height="1cm" svg:x="16.1cm" svg:y="5.1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bels" svg:width="1.209cm" svg:height="0.571cm" svg:x="9.5cm" svg:y="3.332cm">
          <draw:text-box>
            <text:p><text:span text:style-name="T1">Me</text:span><text:span text:style-name="T1">nu</text:span></text:p>
          </draw:text-box>
        </draw:frame>
        <draw:custom-shape draw:style-name="gr6" draw:text-style-name="P3" draw:layer="buttons" svg:width="1cm" svg:height="0.55cm" svg:x="9.6cm" svg:y="5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bels" svg:width="1.213cm" svg:height="1.208cm" svg:x="9.501cm" svg:y="5.037cm">
          <draw:text-box>
            <text:p><text:span text:style-name="T1">Cy</text:span><text:span text:style-name="T1">cle</text:span></text:p>
            <text:p><text:span text:style-name="T1"/></text:p>
            <text:p><text:span text:style-name="T1">Ne</text:span><text:span text:style-name="T1">xt</text:span></text:p>
          </draw:text-box>
        </draw:frame>
        <draw:custom-shape draw:style-name="gr8" draw:text-style-name="P3" draw:layer="buttons" svg:width="1cm" svg:height="0.5cm" svg:x="9.6cm" svg:y="7.15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bels" svg:width="1.086cm" svg:height="1.208cm" svg:x="9.502cm" svg:y="7.042cm">
          <draw:text-box>
            <text:p><text:span text:style-name="T1">Rec</text:span></text:p>
            <text:p><text:span text:style-name="T1"/></text:p>
            <text:p><text:span text:style-name="T1">Prev</text:span></text:p>
          </draw:text-box>
        </draw:frame>
        <draw:frame draw:style-name="gr10" draw:text-style-name="P6" draw:layer="Labels" svg:width="0.314cm" svg:height="0.96cm" svg:x="12cm" svg:y="3.189cm">
          <draw:image xlink:href="Pictures/1000256300000B7900000B7940531CCCE854D4E1.svg" xlink:type="simple" xlink:show="embed" xlink:actuate="onLoad" loext:mime-type="image/svg+xml">
            <text:p/>
          </draw:image>
          <draw:image xlink:href="Pictures/100002010000006F0000006FBD4EAFADCD61383C.png" xlink:type="simple" xlink:show="embed" xlink:actuate="onLoad" loext:mime-type="image/png"/>
        </draw:frame>
        <draw:frame draw:style-name="gr11" draw:text-style-name="P6" draw:layer="Labels" svg:width="1.048cm" svg:height="1.048cm" svg:x="13.102cm" svg:y="3.102cm">
          <draw:image xlink:href="Pictures/100014AB0000136E0000136E9E5DE10061F73C5F.svg" xlink:type="simple" xlink:show="embed" xlink:actuate="onLoad" loext:mime-type="image/svg+xml">
            <text:p/>
          </draw:image>
          <draw:image xlink:href="Pictures/10000201000000BC000000BC825AE87587107E05.png" xlink:type="simple" xlink:show="embed" xlink:actuate="onLoad" loext:mime-type="image/png"/>
        </draw:frame>
        <draw:frame draw:style-name="gr11" draw:text-style-name="P6" draw:layer="Labels" svg:width="1.142cm" svg:height="0.961cm" svg:x="14.56cm" svg:y="3.202cm">
          <draw:image xlink:href="Pictures/10008C2D000039EC000030BD358F5482925ED077.svg" xlink:type="simple" xlink:show="embed" xlink:actuate="onLoad" loext:mime-type="image/svg+xml">
            <text:p/>
          </draw:image>
          <draw:image xlink:href="Pictures/1000020100000230000001D88916C2D82A4C76AB.png" xlink:type="simple" xlink:show="embed" xlink:actuate="onLoad" loext:mime-type="image/png"/>
        </draw:frame>
        <draw:frame draw:style-name="gr11" draw:text-style-name="P6" draw:layer="Labels" svg:width="0.927cm" svg:height="1cm" svg:x="11.65cm" svg:y="5.15cm">
          <draw:image xlink:href="Pictures/100024F2000017AA000019856FF8C2AC69AACB03.svg" xlink:type="simple" xlink:show="embed" xlink:actuate="onLoad" loext:mime-type="image/svg+xml">
            <text:p/>
          </draw:image>
          <draw:image xlink:href="Pictures/10000201000000E5000000F7FDCC45B5BF1859F6.png" xlink:type="simple" xlink:show="embed" xlink:actuate="onLoad" loext:mime-type="image/png"/>
        </draw:frame>
        <draw:frame draw:style-name="gr11" draw:text-style-name="P6" draw:layer="Labels" svg:width="0.75cm" svg:height="0.792cm" svg:x="13.25cm" svg:y="5.25cm">
          <draw:image xlink:href="Pictures/10002587000012630000136AA0C5265B0093FFB8.svg" xlink:type="simple" xlink:show="embed" xlink:actuate="onLoad" loext:mime-type="image/svg+xml">
            <text:p/>
          </draw:image>
          <draw:image xlink:href="Pictures/10000201000000B2000000BC5813EA1093265C11.png" xlink:type="simple" xlink:show="embed" xlink:actuate="onLoad" loext:mime-type="image/png"/>
        </draw:frame>
        <draw:frame draw:name="Ohr-hoeren2.svg" draw:style-name="gr11" draw:text-style-name="P6" draw:layer="Labels" svg:width="0.609cm" svg:height="0.876cm" svg:x="14.891cm" svg:y="5.25cm">
          <draw:image xlink:href="Pictures/10002A4100002E2B0000424DF39EEC00170915E3.svg" xlink:type="simple" xlink:show="embed" xlink:actuate="onLoad" loext:mime-type="image/svg+xml">
            <text:p/>
          </draw:image>
          <draw:image xlink:href="Pictures/10000201000001BF000002828B2AE83CA55CF7FD.png" xlink:type="simple" xlink:show="embed" xlink:actuate="onLoad" loext:mime-type="image/png"/>
          <svg:title>Ohr hören</svg:title>
        </draw:frame>
        <draw:g>
          <draw:custom-shape draw:style-name="gr12" draw:text-style-name="P6" draw:layer="Labels" svg:width="0.086cm" svg:height="0.091cm" svg:x="16.115cm" svg:y="3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6.287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546cm" svg:y="3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172cm" svg:height="0.127cm" svg:x="16.115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6cm" svg:height="0.091cm" svg:x="16.288cm" svg:y="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6cm" svg:height="0.091cm" svg:x="16.891cm" svg:y="3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7cm" svg:height="0.091cm" svg:x="16.115cm" svg:y="3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7.063cm" svg:y="3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546cm" svg:y="3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977cm" svg:y="3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172cm" svg:height="0.182cm" svg:x="16.546cm" svg:y="3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cm" svg:x="16.115cm" svg:y="3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6.149cm" svg:y="4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bels" svg:width="1.289cm" svg:height="0.887cm" svg:x="15.961cm" svg:y="3.113cm">
          <draw:text-box>
            <text:p text:style-name="P6"><text:span text:style-name="T1">PM</text:span></text:p>
            <text:p text:style-name="P6"><text:span text:style-name="T1">ug/</text:span><text:span text:style-name="T1">m3</text:span></text:p>
          </draw:text-box>
        </draw:frame>
        <draw:g>
          <draw:custom-shape draw:style-name="gr12" draw:text-style-name="P6" draw:layer="Labels" svg:width="0.086cm" svg:height="0.091cm" svg:x="16.115cm" svg:y="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6.287cm" svg:y="5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546cm" svg:y="5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172cm" svg:height="0.127cm" svg:x="16.115cm" svg:y="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6cm" svg:height="0.091cm" svg:x="16.288cm" svg:y="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6cm" svg:height="0.091cm" svg:x="16.891cm" svg:y="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87cm" svg:height="0.091cm" svg:x="16.115cm" svg:y="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7.063cm" svg:y="5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546cm" svg:y="5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1cm" svg:x="16.977cm" svg:y="5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172cm" svg:height="0.182cm" svg:x="16.546cm" svg:y="5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bels" svg:width="0.086cm" svg:height="0.09cm" svg:x="16.115cm" svg:y="5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bels" svg:width="0.052cm" svg:height="0.054cm" svg:x="16.149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7" draw:layer="Labels" svg:width="1.133cm" svg:height="0.887cm" svg:x="16cm" svg:y="5.113cm">
          <draw:text-box>
            <text:p text:style-name="P6"><text:span text:style-name="T1">PM</text:span></text:p>
            <text:p text:style-name="P6"><text:span text:style-name="T1">um</text:span><text:span text:style-name="T1">/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uttons"/>
      <draw:layer draw:name="Labels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6-05T18:25:51.234903210</dc:date>
    <meta:editing-duration>PT1H54M38S</meta:editing-duration>
    <meta:editing-cycles>9</meta:editing-cycles>
    <meta:generator>LibreOffice/6.3.5.2$Linux_X86_64 LibreOffice_project/dd0751754f11728f69b42ee2af66670068624673</meta:generator>
    <meta:document-statistic meta:object-count="54"/>
  </office:meta>
</office:document-meta>
</file>